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7.62cm" svg:height="1.905cm" svg:x="1.635cm" svg:y="3.539cm">
          <text:p text:style-name="P1"><text:span text:style-name="T1">Have user input the desired heading,</text:span></text:p>
          <text:p text:style-name="P1"><text:span text:style-name="T1">And the proportional and derivative</text:span></text:p>
          <text:p text:style-name="P1"><text:span text:style-name="T1">gain constants for power and hea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.54cm" svg:height="0.635cm" svg:x="4.175cm" svg:y="2.27cm">
          <text:p text:style-name="P1"><text:span text:style-name="T1">Initializ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81cm" svg:height="1.906cm" svg:x="3.54cm" svg:y="6.714cm">
          <text:p text:style-name="P1"><text:span text:style-name="T1">Have 400 ms</text:span></text:p>
          <text:p text:style-name="P1"><text:span text:style-name="T1">pa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445cm" svg:y1="2.905cm" svg:x2="5.445cm" svg:y2="3.539cm" draw:start-shape="id1" draw:start-glue-point="6" draw:end-shape="id2" draw:end-glue-point="4" svg:d="m5445 2905v634">
          <text:p/>
        </draw:connector>
        <draw:connector draw:style-name="gr2" draw:text-style-name="P1" draw:layer="layout" svg:x1="5.445cm" svg:y1="5.444cm" svg:x2="5.445cm" svg:y2="6.714cm" draw:start-shape="id2" draw:start-glue-point="6" draw:end-shape="id3" draw:end-glue-point="4" svg:d="m5445 5444v1270">
          <text:p/>
        </draw:connector>
        <draw:custom-shape draw:style-name="gr1" draw:text-style-name="P2" draw:id="id4" draw:layer="layout" svg:width="6.35cm" svg:height="1.27cm" svg:x="2.27cm" svg:y="9.255cm">
          <text:p text:style-name="P1"><text:span text:style-name="T1">Print the desired and current heading,</text:span></text:p>
          <text:p text:style-name="P1"><text:span text:style-name="T1">desired height, and ran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6.35cm" svg:height="1.27cm" svg:x="2.27cm" svg:y="11.16cm">
          <text:p text:style-name="P1"><text:span text:style-name="T1">Print the current heading and the</text:span></text:p>
          <text:p text:style-name="P1"><text:span text:style-name="T1">range on the LCD 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445cm" svg:y1="8.62cm" svg:x2="5.445cm" svg:y2="9.255cm" draw:start-shape="id3" draw:start-glue-point="6" draw:end-shape="id4" draw:end-glue-point="4" svg:d="m5445 8620v635">
          <text:p/>
        </draw:connector>
        <draw:connector draw:style-name="gr2" draw:text-style-name="P1" draw:layer="layout" svg:x1="5.445cm" svg:y1="10.525cm" svg:x2="5.445cm" svg:y2="11.16cm" draw:start-shape="id4" draw:start-glue-point="6" draw:end-shape="id5" draw:end-glue-point="4" svg:d="m5445 10525v635">
          <text:p/>
        </draw:connector>
        <draw:custom-shape draw:style-name="gr1" draw:text-style-name="P2" draw:id="id6" draw:layer="layout" svg:width="3.81cm" svg:height="1.906cm" svg:x="3.54cm" svg:y="13.699cm">
          <text:p text:style-name="P1"><text:span text:style-name="T1">Have 40 ms</text:span></text:p>
          <text:p text:style-name="P1"><text:span text:style-name="T1">pa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id="id7" draw:layer="layout" svg:x1="5.445cm" svg:y1="12.43cm" svg:x2="5.445cm" svg:y2="13.699cm" draw:start-shape="id5" draw:start-glue-point="6" draw:end-shape="id6" draw:end-glue-point="4" svg:d="m5445 12430v1269">
          <text:p/>
        </draw:connector>
        <draw:connector draw:style-name="gr2" draw:text-style-name="P1" draw:layer="layout" draw:type="curve" svg:x1="7.35cm" svg:y1="7.667cm" svg:x2="7.35cm" svg:y2="7.667cm" draw:start-shape="id3" draw:start-glue-point="7" draw:end-shape="id3" draw:end-glue-point="7" svg:d="m7350 7667">
          <text:p/>
        </draw:connector>
        <draw:connector draw:style-name="gr2" draw:text-style-name="P1" draw:layer="layout" draw:line-skew="-1.404cm" svg:x1="3.54cm" svg:y1="7.667cm" svg:x2="5.445cm" svg:y2="13.064cm" draw:start-shape="id3" draw:start-glue-point="5" draw:end-shape="id7" draw:end-glue-point="0" svg:d="m3540 7667h-1905v5397h3810">
          <text:p/>
        </draw:connector>
        <draw:custom-shape draw:style-name="gr1" draw:text-style-name="P2" draw:id="id8" draw:layer="layout" svg:width="6.35cm" svg:height="1.27cm" svg:x="2.27cm" svg:y="16.24cm">
          <text:p text:style-name="P1"><text:span text:style-name="T1">Change current heading based</text:span></text:p>
          <text:p text:style-name="P1"><text:span text:style-name="T1">on the compass rea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445cm" svg:y1="15.605cm" svg:x2="5.445cm" svg:y2="16.24cm" draw:start-shape="id6" draw:start-glue-point="6" draw:end-shape="id8" draw:end-glue-point="4" svg:d="m5445 15605v635">
          <text:p/>
        </draw:connector>
        <draw:custom-shape draw:style-name="gr1" draw:text-style-name="P2" draw:id="id9" draw:layer="layout" svg:width="3.81cm" svg:height="1.906cm" svg:x="3.54cm" svg:y="18.145cm">
          <text:p text:style-name="P1"><text:span text:style-name="T1">Is the steering</text:span></text:p>
          <text:p text:style-name="P1"><text:span text:style-name="T1">switch 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0" draw:layer="layout" svg:width="3.81cm" svg:height="0.635cm" svg:x="3.54cm" svg:y="23.225cm">
          <text:p text:style-name="P1"><text:span text:style-name="T1">new_heading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445cm" svg:y1="17.51cm" svg:x2="5.445cm" svg:y2="18.145cm" draw:start-shape="id8" draw:start-glue-point="6" draw:end-shape="id9" draw:end-glue-point="4" svg:d="m5445 17510v635">
          <text:p/>
        </draw:connector>
        <draw:connector draw:style-name="gr2" draw:text-style-name="P1" draw:layer="layout" svg:x1="5.445cm" svg:y1="20.051cm" svg:x2="5.445cm" svg:y2="20.685cm" draw:start-shape="id9" draw:start-glue-point="6" svg:d="m5445 20051v634">
          <text:p/>
        </draw:connector>
        <draw:connector draw:style-name="gr2" draw:text-style-name="P1" draw:id="id17" draw:layer="layout" svg:x1="5.445cm" svg:y1="21.955cm" svg:x2="5.445cm" svg:y2="23.225cm" draw:end-shape="id10" draw:end-glue-point="4" svg:d="m5445 21955v1270">
          <text:p/>
        </draw:connector>
        <draw:custom-shape draw:style-name="gr1" draw:text-style-name="P2" draw:layer="layout" svg:width="6.35cm" svg:height="1.27cm" svg:x="2.27cm" svg:y="20.685cm">
          <text:p text:style-name="P1"><text:span text:style-name="T1">Change PW for steering based on</text:span></text:p>
          <text:p text:style-name="P1"><text:span text:style-name="T1">the error and the previous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2.54cm" svg:height="0.635cm" svg:x="7.985cm" svg:y="18.78cm">
          <text:p text:style-name="P1"><text:span text:style-name="T1">Turn off fa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35cm" svg:y1="19.098cm" svg:x2="7.985cm" svg:y2="19.098cm" draw:start-shape="id9" draw:start-glue-point="7" draw:end-shape="id11" draw:end-glue-point="5" svg:d="m7350 19098h635">
          <text:p/>
        </draw:connector>
        <draw:connector draw:style-name="gr2" draw:text-style-name="P1" draw:layer="layout" svg:x1="9.255cm" svg:y1="19.415cm" svg:x2="7.35cm" svg:y2="23.543cm" draw:start-shape="id11" draw:start-glue-point="6" draw:end-shape="id10" draw:end-glue-point="7" svg:d="m9255 19415v4128h-1905">
          <text:p/>
        </draw:connector>
        <draw:custom-shape draw:style-name="gr1" draw:text-style-name="P2" draw:id="id12" draw:layer="layout" svg:width="3.81cm" svg:height="1.906cm" svg:x="12.43cm" svg:y="12.43cm">
          <text:p text:style-name="P1"><text:span text:style-name="T1">Have 80 ms</text:span></text:p>
          <text:p text:style-name="P1"><text:span text:style-name="T1">pa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3" draw:layer="layout" svg:width="3.81cm" svg:height="1.27cm" svg:x="12.43cm" svg:y="14.97cm">
          <text:p text:style-name="P1"><text:span text:style-name="T1">Change height based</text:span></text:p>
          <text:p text:style-name="P1"><text:span text:style-name="T1">on the ranger rea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335cm" svg:y1="14.336cm" svg:x2="14.335cm" svg:y2="14.97cm" draw:start-shape="id12" draw:start-glue-point="6" draw:end-shape="id13" draw:end-glue-point="4" svg:d="m14335 14336v634">
          <text:p/>
        </draw:connector>
        <draw:custom-shape draw:style-name="gr1" draw:text-style-name="P2" draw:id="id14" draw:layer="layout" svg:width="3.81cm" svg:height="1.906cm" svg:x="12.43cm" svg:y="16.876cm">
          <text:p text:style-name="P1"><text:span text:style-name="T1">Is the power</text:span></text:p>
          <text:p text:style-name="P1"><text:span text:style-name="T1">switch <text:s/>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5" draw:layer="layout" svg:width="3.81cm" svg:height="0.635cm" svg:x="12.43cm" svg:y="23.225cm">
          <text:p text:style-name="P1"><text:span text:style-name="T1">new_range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335cm" svg:y1="16.24cm" svg:x2="14.335cm" svg:y2="16.876cm" draw:start-shape="id13" draw:start-glue-point="6" draw:end-shape="id14" draw:end-glue-point="4" svg:d="m14335 16240v636">
          <text:p/>
        </draw:connector>
        <draw:connector draw:style-name="gr2" draw:text-style-name="P1" draw:layer="layout" svg:x1="14.335cm" svg:y1="18.782cm" svg:x2="14.335cm" svg:y2="19.416cm" draw:start-shape="id14" draw:start-glue-point="6" svg:d="m14335 18782v634">
          <text:p/>
        </draw:connector>
        <draw:connector draw:style-name="gr2" draw:text-style-name="P1" draw:id="id18" draw:layer="layout" svg:x1="14.335cm" svg:y1="21.321cm" svg:x2="14.335cm" svg:y2="23.225cm" draw:end-shape="id15" draw:end-glue-point="4" svg:d="m14335 21321v1904">
          <text:p/>
        </draw:connector>
        <draw:custom-shape draw:style-name="gr1" draw:text-style-name="P2" draw:layer="layout" svg:width="3.81cm" svg:height="2.539cm" svg:x="12.43cm" svg:y="19.416cm">
          <text:p text:style-name="P1"><text:span text:style-name="T1">Change PW for thrust</text:span></text:p>
          <text:p text:style-name="P1"><text:span text:style-name="T1">fans based on the</text:span></text:p>
          <text:p text:style-name="P1"><text:span text:style-name="T1">error and the</text:span></text:p>
          <text:p text:style-name="P1"><text:span text:style-name="T1">previous erro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16" draw:layer="layout" svg:width="2.54cm" svg:height="0.635cm" svg:x="16.875cm" svg:y="17.51cm">
          <text:p text:style-name="P1"><text:span text:style-name="T1">Turn off f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24cm" svg:y1="17.829cm" svg:x2="16.875cm" svg:y2="17.828cm" draw:start-shape="id14" draw:start-glue-point="7" draw:end-shape="id16" draw:end-glue-point="5" svg:d="m16240 17829h318v-1h317">
          <text:p/>
        </draw:connector>
        <draw:connector draw:style-name="gr2" draw:text-style-name="P1" draw:layer="layout" svg:x1="18.145cm" svg:y1="18.145cm" svg:x2="16.24cm" svg:y2="23.543cm" draw:start-shape="id16" draw:start-glue-point="6" draw:end-shape="id15" draw:end-glue-point="7" svg:d="m18145 18145v5398h-1905">
          <text:p/>
        </draw:connector>
        <draw:connector draw:style-name="gr2" draw:text-style-name="P1" draw:layer="layout" draw:line-skew="-1.404cm" svg:x1="3.54cm" svg:y1="14.652cm" svg:x2="5.445cm" svg:y2="22.59cm" draw:start-shape="id6" draw:start-glue-point="5" draw:end-shape="id17" draw:end-glue-point="0" svg:d="m3540 14652h-1905v7938h3810">
          <text:p/>
        </draw:connector>
        <draw:connector draw:style-name="gr2" draw:text-style-name="P1" draw:layer="layout" draw:line-skew="0cm 1.269cm" svg:x1="5.445cm" svg:y1="23.86cm" svg:x2="14.335cm" svg:y2="12.43cm" draw:start-shape="id10" draw:start-glue-point="6" draw:end-shape="id12" draw:end-glue-point="4" svg:d="m5445 23860v501h5715v-12432h3175v501">
          <text:p/>
        </draw:connector>
        <draw:connector draw:style-name="gr2" draw:text-style-name="P1" draw:layer="layout" draw:line-skew="-0.134cm" svg:x1="12.43cm" svg:y1="13.383cm" svg:x2="14.335cm" svg:y2="22.273cm" draw:start-shape="id12" draw:start-glue-point="5" draw:end-shape="id18" draw:end-glue-point="0" svg:d="m12430 13383h-635v8890h2540">
          <text:p/>
        </draw:connector>
        <draw:line draw:style-name="gr3" draw:text-style-name="P1" draw:layer="layout" svg:x1="14.335cm" svg:y1="23.86cm" svg:x2="14.335cm" svg:y2="24.495cm">
          <text:p/>
        </draw:line>
        <draw:line draw:style-name="gr3" draw:text-style-name="P1" draw:layer="layout" svg:x1="14.335cm" svg:y1="24.495cm" svg:x2="20.05cm" svg:y2="24.495cm">
          <text:p/>
        </draw:line>
        <draw:line draw:style-name="gr3" draw:text-style-name="P1" draw:layer="layout" svg:x1="20.05cm" svg:y1="24.495cm" svg:x2="20.05cm" svg:y2="6.08cm">
          <text:p/>
        </draw:line>
        <draw:line draw:style-name="gr2" draw:text-style-name="P1" draw:layer="layout" svg:x1="20.05cm" svg:y1="6.08cm" svg:x2="5.445cm" svg:y2="6.08cm">
          <text:p/>
        </draw:line>
        <draw:frame draw:style-name="gr4" draw:text-style-name="P3" draw:layer="layout" svg:width="0.635cm" svg:height="0.885cm" svg:x="14.335cm" svg:y="18.53cm">
          <draw:text-box>
            <text:p text:style-name="P3"><text:span text:style-name="T1">y</text:span></text:p>
          </draw:text-box>
        </draw:frame>
        <draw:frame draw:style-name="gr4" draw:text-style-name="P3" draw:layer="layout" svg:width="0.635cm" svg:height="0.885cm" svg:x="5.445cm" svg:y="15.355cm">
          <draw:text-box>
            <text:p text:style-name="P3"><text:span text:style-name="T1">y</text:span></text:p>
          </draw:text-box>
        </draw:frame>
        <draw:frame draw:style-name="gr4" draw:text-style-name="P3" draw:layer="layout" svg:width="0.635cm" svg:height="0.885cm" svg:x="14.335cm" svg:y="14.085cm">
          <draw:text-box>
            <text:p text:style-name="P3"><text:span text:style-name="T1">y</text:span></text:p>
          </draw:text-box>
        </draw:frame>
        <draw:frame draw:style-name="gr4" draw:text-style-name="P3" draw:layer="layout" svg:width="0.635cm" svg:height="0.885cm" svg:x="5.445cm" svg:y="19.8cm">
          <draw:text-box>
            <text:p text:style-name="P3"><text:span text:style-name="T1">y</text:span></text:p>
          </draw:text-box>
        </draw:frame>
        <draw:frame draw:style-name="gr4" draw:text-style-name="P3" draw:layer="layout" svg:width="0.635cm" svg:height="0.885cm" svg:x="5.445cm" svg:y="8.37cm">
          <draw:text-box>
            <text:p text:style-name="P3"><text:span text:style-name="T1">y</text:span></text:p>
          </draw:text-box>
        </draw:frame>
        <draw:frame draw:style-name="gr4" draw:text-style-name="P3" draw:layer="layout" svg:width="0.635cm" svg:height="0.885cm" svg:x="7.35cm" svg:y="19.165cm">
          <draw:text-box>
            <text:p text:style-name="P3"><text:span text:style-name="T1">n</text:span></text:p>
          </draw:text-box>
        </draw:frame>
        <draw:frame draw:style-name="gr4" draw:text-style-name="P3" draw:layer="layout" svg:width="0.635cm" svg:height="0.885cm" svg:x="2.905cm" svg:y="14.72cm">
          <draw:text-box>
            <text:p text:style-name="P3"><text:span text:style-name="T1">n</text:span></text:p>
          </draw:text-box>
        </draw:frame>
        <draw:frame draw:style-name="gr4" draw:text-style-name="P3" draw:layer="layout" svg:width="0.635cm" svg:height="0.885cm" svg:x="11.795cm" svg:y="13.45cm">
          <draw:text-box>
            <text:p text:style-name="P3"><text:span text:style-name="T1">n</text:span></text:p>
          </draw:text-box>
        </draw:frame>
        <draw:frame draw:style-name="gr4" draw:text-style-name="P3" draw:layer="layout" svg:width="0.635cm" svg:height="0.885cm" svg:x="16.24cm" svg:y="17.895cm">
          <draw:text-box>
            <text:p text:style-name="P3"><text:span text:style-name="T1">n</text:span></text:p>
          </draw:text-box>
        </draw:frame>
        <draw:frame draw:style-name="gr4" draw:text-style-name="P3" draw:layer="layout" svg:width="0.635cm" svg:height="0.885cm" svg:x="2.906cm" svg:y="7.736cm">
          <draw:text-box>
            <text:p text:style-name="P3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elix </meta:initial-creator>
    <meta:creation-date>2010-11-30T13:40:49</meta:creation-date>
    <meta:printed-by>Felix </meta:printed-by>
    <meta:print-date>2010-11-30T14:42:42</meta:print-date>
    <dc:date>2010-11-30T15:33:22</dc:date>
    <dc:creator>Felix </dc:creator>
    <meta:editing-duration>PT00H33M51S</meta:editing-duration>
    <meta:editing-cycles>5</meta:editing-cycles>
    <meta:generator>OpenOffice.org/3.2$Unix OpenOffice.org_project/320m18$Build-9502</meta:generator>
    <meta:document-statistic meta:object-count="53"/>
  </office:meta>
</office:document-meta>
</file>